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5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margin-top="0.0694in" fo:margin-bottom="0.0694in" fo:line-height="100%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0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1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2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3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4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5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6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7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8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9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48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50" style:parent-style-name="Paragraphedeliste" style:list-style-name="LFO3" style:family="paragraph">
      <style:paragraph-properties fo:margin-top="0.0694in" fo:margin-bottom="0.0694in" fo:line-height="100%"/>
    </style:style>
    <style:style style:name="T51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52" style:parent-style-name="Paragraphedeliste" style:list-style-name="LFO3" style:family="paragraph">
      <style:paragraph-properties fo:margin-top="0.0694in" fo:margin-bottom="0.0694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h text:style-name="P1" text:outline-level="3">Fiche descriptive</text:h>
      <text:p text:style-name="P2"><text:span text:style-name="T3">Cas d’utilisation<text:s/></text:span><text:span text:style-name="T4">:<text:s/></text:span><text:span text:style-name="T5">Faire un don</text:span></text:p>
      <text:p text:style-name="P6"><text:span text:style-name="T7">Acteur principal<text:s/></text:span><text:span text:style-name="T8">:<text:s/></text:span><text:span text:style-name="T9">L’utilisateur</text:span></text:p>
      <text:p text:style-name="P10"><text:span text:style-name="T11">Acteur secondaire<text:s/></text:span><text:span text:style-name="T12">:<text:s/></text:span><text:span text:style-name="T13">Service de paiement en ligne</text:span></text:p>
      <text:p text:style-name="P14"><text:span text:style-name="T15">Préconditions<text:s/></text:span><text:span text:style-name="T16">:<text:s/></text:span><text:span text:style-name="T17">Le client doit être authentifié</text:span></text:p>
      <text:p text:style-name="P18"><text:span text:style-name="T19">Garantie en cas de succès<text:s/></text:span><text:span text:style-name="T20">:<text:s/></text:span><text:span text:style-name="T21">L’utilisateur a la confirmation du don et est contributeur du projet</text:span></text:p>
      <text:p text:style-name="P22"><text:span text:style-name="T23">Garantie minimale<text:s/></text:span><text:span text:style-name="T24">: </text:span><text:span text:style-name="T25">Le système reste inchangé</text:span></text:p>
      <text:p text:style-name="P26"/>
      <text:p text:style-name="P27"><text:span text:style-name="T28">Scénario nominal<text:s/></text:span><text:span text:style-name="T29">:</text:span></text:p>
      <text:list text:style-name="LFO1" text:continue-numbering="true">
        <text:list-item>
          <text:p text:style-name="P30">L’utilisateur sélectionne la fonctionnalité « Faire un don »</text:p>
        </text:list-item>
        <text:list-item>
          <text:p text:style-name="P31">Le système demande le projet pour lequel nous voulons faire un don, et la somme à donner</text:p>
        </text:list-item>
        <text:list-item>
          <text:p text:style-name="P32">L’utilisateur décide du projet et de la somme à donner et l’indique au système</text:p>
        </text:list-item>
        <text:list-item>
          <text:p text:style-name="P33">Le système enregistre le choix de l’utilisateur et affiche un choix quant a la contrepartie que ce projet propose </text:p>
        </text:list-item>
        <text:list-item>
          <text:p text:style-name="P34">L’utilisateur décide s’il profite de la contrepartie<text:s/>ou non</text:p>
        </text:list-item>
        <text:list-item>
          <text:p text:style-name="P35">Le système enregistre le choix de l’utilisateur et lui propose<text:s/>de payer par le biais de sa carte bancaire</text:p>
        </text:list-item>
        <text:list-item>
          <text:p text:style-name="P36">L’utilisateur entre ses coordonnées bancaires et valide le paiement</text:p>
        </text:list-item>
        <text:list-item>
          <text:p text:style-name="P37">Le système envoie un ordre de paiement au service de paiement</text:p>
        </text:list-item>
        <text:list-item>
          <text:p text:style-name="P38">Le service de paiement envoie confirmation du paiement</text:p>
        </text:list-item>
        <text:list-item>
          <text:p text:style-name="P39">Le système enregistre le don de l’utilisateur, affiche confirmation et envoie la confirmation par mail</text:p>
        </text:list-item>
      </text:list>
      <text:p text:style-name="P40"/>
      <text:p text:style-name="P41"/>
      <text:p text:style-name="P42"><text:span text:style-name="T43">Scénarios alternatifs<text:s/></text:span><text:span text:style-name="T44">:</text:span></text:p>
      <text:p text:style-name="P45"><text:span text:style-name="T46">A </text:span><text:span text:style-name="T47">:<text:s/></text:span><text:span text:style-name="T48">Défaut de paiement</text:span></text:p>
      <text:p text:style-name="P49">Le service de paiement<text:s/>ne renvoie pas une confirmation de paiement :</text:p>
      <text:list text:style-name="LFO3" text:continue-numbering="true">
        <text:list-item>
          <text:p text:style-name="P50"><text:span text:style-name="T51">6(A) : Le service de paiement n’a pas réussi à effectuer le paiement</text:span></text:p>
        </text:list-item>
        <text:list-item>
          <text:p text:style-name="P52">6(B) : Le système affiche une erreur et redemande les coordonnées bancair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="Calibri" style:font-name-asian="Calibri" style:font-name-complex="Times New Roman" style:letter-kerning="true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style:font-name-asian="Times New Roman" style:font-name-complex="Arial" fo:color="#000000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ptiste bertout</meta:initial-creator>
    <dc:creator>baptiste bertout</dc:creator>
    <meta:creation-date>2023-09-29T08:39:00Z</meta:creation-date>
    <dc:date>2023-09-29T09:01:00Z</dc:date>
    <meta:template xlink:href="Normal.dotm" xlink:type="simple"/>
    <meta:editing-cycles>4</meta:editing-cycles>
    <meta:editing-duration>PT1320S</meta:editing-duration>
    <meta:document-statistic meta:page-count="1" meta:paragraph-count="2" meta:word-count="216" meta:character-count="1404" meta:row-count="9" meta:non-whitespace-character-count="1190"/>
  </office:meta>
</office:document-meta>
</file>